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480C0109AE1F8B08042.png" manifest:media-type="image/png"/>
  <manifest:file-entry manifest:full-path="Pictures/1000020100000800000004804AF2AC51A3A4F1B1.png" manifest:media-type="image/png"/>
  <manifest:file-entry manifest:full-path="Pictures/100002010000080000000480899FCD336E3829A2.png" manifest:media-type="image/png"/>
  <manifest:file-entry manifest:full-path="Pictures/100002010000080000000480DF05CB2C97024D2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56;p13" draw:style-name="gr1" draw:text-style-name="P3" draw:layer="layout" svg:width="25.399cm" svg:height="14.287cm" svg:x="0cm" svg:y="0cm">
          <draw:image xlink:href="Pictures/100002010000080000000480DF05CB2C97024D21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1;p14" presentation:style-name="pr4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2;p14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3;p14" draw:style-name="gr1" draw:text-style-name="P3" draw:layer="layout" svg:width="25.399cm" svg:height="14.287cm" svg:x="0cm" svg:y="0cm">
          <draw:image xlink:href="Pictures/100002010000080000000480899FCD336E3829A2.png" xlink:type="simple" xlink:show="embed" xlink:actuate="onLoad">
            <text:p/>
          </draw:image>
        </draw:frame>
        <presentation:notes draw:style-name="dp2">
          <draw:page-thumbnail draw:name="Google Shape;58;g3391af66b23_0_4:notes" draw:style-name="gr2" draw:layer="layout" svg:width="16.932cm" svg:height="9.524cm" svg:x="1.059cm" svg:y="1.905cm" draw:page-number="2" presentation:class="page"/>
          <draw:frame draw:name="Google Shape;59;g3391af66b23_0_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15" presentation:style-name="pr7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9;p15" presentation:style-name="pr8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0;p15" draw:style-name="gr1" draw:text-style-name="P3" draw:layer="layout" svg:width="25.399cm" svg:height="14.287cm" svg:x="0cm" svg:y="0cm">
          <draw:image xlink:href="Pictures/1000020100000800000004804AF2AC51A3A4F1B1.png" xlink:type="simple" xlink:show="embed" xlink:actuate="onLoad">
            <text:p/>
          </draw:image>
        </draw:frame>
        <presentation:notes draw:style-name="dp2">
          <draw:page-thumbnail draw:name="Google Shape;65;g3391af66b23_0_9:notes" draw:style-name="gr2" draw:layer="layout" svg:width="16.932cm" svg:height="9.524cm" svg:x="1.059cm" svg:y="1.905cm" draw:page-number="3" presentation:class="page"/>
          <draw:frame draw:name="Google Shape;66;g3391af66b23_0_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5;p16" presentation:style-name="pr10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6;p16" presentation:style-name="pr11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7;p16" draw:style-name="gr1" draw:text-style-name="P3" draw:layer="layout" svg:width="25.399cm" svg:height="14.287cm" svg:x="0cm" svg:y="0cm">
          <draw:image xlink:href="Pictures/100002010000080000000480C0109AE1F8B08042.png" xlink:type="simple" xlink:show="embed" xlink:actuate="onLoad">
            <text:p/>
          </draw:image>
        </draw:frame>
        <presentation:notes draw:style-name="dp2">
          <draw:page-thumbnail draw:name="Google Shape;72;g3391af66b23_0_14:notes" draw:style-name="gr2" draw:layer="layout" svg:width="16.932cm" svg:height="9.524cm" svg:x="1.059cm" svg:y="1.905cm" draw:page-number="4" presentation:class="page"/>
          <draw:frame draw:name="Google Shape;73;g3391af66b23_0_1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"/>
    <meta:generator>LibreOfficeDev/6.0.5.2$Linux_X86_64 LibreOffice_project/</meta:generator>
  </office:meta>
</office:document-meta>
</file>